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00000006F55D856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ol_5f_table" style:display-name="evol_table" style:family="table">
      <style:table-properties style:width="17.3cm" fo:margin-left="-0.199cm" fo:margin-top="0cm" fo:margin-bottom="0cm" fo:break-before="auto" fo:break-after="auto" table:align="left" style:writing-mode="lr-tb"/>
    </style:style>
    <style:style style:name="evol_5f_table.A" style:display-name="evol_table.A" style:family="table-column">
      <style:table-column-properties style:column-width="2cm"/>
    </style:style>
    <style:style style:name="evol_5f_table.B" style:display-name="evol_table.B" style:family="table-column">
      <style:table-column-properties style:column-width="15.3cm"/>
    </style:style>
    <style:style style:name="evol_5f_table.1" style:display-name="evol_table.1" style:family="table-row">
      <style:table-row-properties style:min-row-height="0.252cm" fo:keep-together="auto"/>
    </style:style>
    <style:style style:name="evol_5f_table.A1" style:display-name="evol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evol_5f_table.2" style:display-name="evol_table.2" style:family="table-row">
      <style:table-row-properties style:min-row-height="0.169cm" fo:keep-together="auto"/>
    </style:style>
    <style:style style:name="evol_5f_table.A2" style:display-name="evol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corrective_5f_table" style:display-name="corrective_table" style:family="table">
      <style:table-properties style:width="17.3cm" fo:margin-left="-0.199cm" fo:margin-top="0cm" fo:margin-bottom="0cm" table:align="left" style:writing-mode="lr-tb"/>
    </style:style>
    <style:style style:name="corrective_5f_table.A" style:display-name="corrective_table.A" style:family="table-column">
      <style:table-column-properties style:column-width="2cm"/>
    </style:style>
    <style:style style:name="corrective_5f_table.B" style:display-name="corrective_table.B" style:family="table-column">
      <style:table-column-properties style:column-width="15.3cm"/>
    </style:style>
    <style:style style:name="corrective_5f_table.1" style:display-name="corrective_table.1" style:family="table-row">
      <style:table-row-properties style:min-row-height="0.252cm" fo:keep-together="auto"/>
    </style:style>
    <style:style style:name="corrective_5f_table.A1" style:display-name="corrective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corrective_5f_table.2" style:display-name="corrective_table.2" style:family="table-row">
      <style:table-row-properties style:min-row-height="0.169cm" fo:keep-together="auto"/>
    </style:style>
    <style:style style:name="corrective_5f_table.A2" style:display-name="corrective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rsid="0005c23e" officeooo:paragraph-rsid="0005c23e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9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05c23e" officeooo:paragraph-rsid="0005c23e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7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0pt" officeooo:rsid="0005c23e" style:font-size-asian="10pt" style:font-size-complex="10pt"/>
    </style:style>
    <style:style style:name="T3" style:family="text">
      <style:text-properties officeooo:rsid="000df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2">Data: [RELEASE_DATE]</text:span></text:p>
      <text:p text:style-name="P6"/>
      <text:p text:style-name="P7"><text:bookmark text:name="Unknown"/><text:bookmark text:name="Unknown4"/><field:fieldmark text:name="__Fieldmark__22_1290954553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7"/>
      <text:h text:style-name="P17" text:outline-level="2"><text:s/></text:h>
      <text:h text:style-name="P19" text:outline-level="2">INTRODUÇÃO: </text:h>
      <text:h text:style-name="P18" text:outline-level="2">Esse documento provê informação para especificação da Versão <text:span text:style-name="T3">[VERSION_NAME] do produto [PRODUCT_NAME].</text:span></text:h>
      <text:p text:style-name="P9"/>
      <text:p text:style-name="P13">A <text:span text:style-name="T1">Consenso </text:span>recomenda que esta versão deva ser iniciada no <text:span text:style-name="T3">[TARGET_ENV].</text:span></text:p>
      <text:p text:style-name="P8"/>
      <text:p text:style-name="P14">Evolutivas:</text:p>
      <text:p text:style-name="P10"/>
      <table:table table:name="evol_table" table:style-name="evol_5f_table">
        <table:table-column table:style-name="evol_5f_table.A"/>
        <table:table-column table:style-name="evol_5f_table.B"/>
        <table:table-row table:style-name="evol_5f_table.1">
          <table:table-cell table:style-name="evol_5f_table.A1" office:value-type="string">
            <text:p text:style-name="P11">RM</text:p>
          </table:table-cell>
          <table:table-cell table:style-name="evol_5f_table.A1" office:value-type="string">
            <text:p text:style-name="P12">Descrição</text:p>
          </table:table-cell>
        </table:table-row>
        <table:table-row table:style-name="evol_5f_table.2">
          <table:table-cell table:style-name="evol_5f_table.A2" office:value-type="string">
            <text:p text:style-name="P5">[RM_EVOL_ID]</text:p>
          </table:table-cell>
          <table:table-cell table:style-name="evol_5f_table.A2" office:value-type="string">
            <text:p text:style-name="P16">[RM_EVOL_DESCRIPTION]</text:p>
          </table:table-cell>
        </table:table-row>
      </table:table>
      <text:p text:style-name="P14"/>
      <text:p text:style-name="P15">Corretivas:</text:p>
      <text:p text:style-name="P10"/>
      <table:table table:name="corrective_table" table:style-name="corrective_5f_table">
        <table:table-column table:style-name="corrective_5f_table.A"/>
        <table:table-column table:style-name="corrective_5f_table.B"/>
        <table:table-row table:style-name="corrective_5f_table.1">
          <table:table-cell table:style-name="corrective_5f_table.A1" office:value-type="string">
            <text:p text:style-name="P11">RM</text:p>
          </table:table-cell>
          <table:table-cell table:style-name="corrective_5f_table.A1" office:value-type="string">
            <text:p text:style-name="P12">Descrição</text:p>
          </table:table-cell>
        </table:table-row>
        <table:table-row table:style-name="corrective_5f_table.2">
          <table:table-cell table:style-name="corrective_5f_table.A2" office:value-type="string">
            <text:p text:style-name="P5">[RM_CORRE_ID]</text:p>
          </table:table-cell>
          <table:table-cell table:style-name="corrective_5f_table.A2" office:value-type="string">
            <text:p text:style-name="P16">[RM_CORRE_DESCRIPTION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23e" officeooo:paragraph-rsid="0005c23e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277cm" svg:y="-1.104cm" svg:width="5.681cm" svg:height="1.161cm" draw:z-index="0"><draw:image xlink:href="Pictures/10000201000002200000006F55D856B4.png" xlink:type="simple" xlink:show="embed" xlink:actuate="onLoad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6-12-20T15:04:38.574000000</dc:date>
    <meta:editing-duration>PT25M54S</meta:editing-duration>
    <meta:editing-cycles>14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17" meta:word-count="40" meta:character-count="384" meta:non-whitespace-character-count="318"/>
  </office:meta>
</office:document-meta>
</file>